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86cm" fo:margin-left="0.011cm" fo:break-before="page" table:align="left"/>
    </style:style>
    <style:style style:name="Recibo1.A" style:family="table-column">
      <style:table-column-properties style:column-width="4.101cm"/>
    </style:style>
    <style:style style:name="Recibo1.B" style:family="table-column">
      <style:table-column-properties style:column-width="2.492cm"/>
    </style:style>
    <style:style style:name="Recibo1.C" style:family="table-column">
      <style:table-column-properties style:column-width="2.302cm"/>
    </style:style>
    <style:style style:name="Recibo1.D" style:family="table-column">
      <style:table-column-properties style:column-width="3.893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189cm"/>
    </style:style>
    <style:style style:name="Recibo1.G" style:family="table-column">
      <style:table-column-properties style:column-width="2.602cm"/>
    </style:style>
    <style:style style:name="Recibo1.H" style:family="table-column">
      <style:table-column-properties style:column-width="2.609cm"/>
    </style:style>
    <style:style style:name="Recibo1.I" style:family="table-column">
      <style:table-column-properties style:column-width="3.981cm"/>
    </style:style>
    <style:style style:name="Recibo1.1" style:family="table-row">
      <style:table-row-properties style:min-row-height="1.499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0.011cm"/>
    </style:style>
    <style:style style:name="Recibo1.10" style:family="table-row">
      <style:table-row-properties style:min-row-height="0.27cm"/>
    </style:style>
    <style:style style:name="Recibo1.11" style:family="table-row">
      <style:table-row-properties style:min-row-height="0.175cm"/>
    </style:style>
    <style:style style:name="Recibo1.12" style:family="table-row">
      <style:table-row-properties style:min-row-height="0.579cm"/>
    </style:style>
    <style:style style:name="Recibo1.13" style:family="table-row">
      <style:table-row-properties style:min-row-height="0.601cm"/>
    </style:style>
    <style:style style:name="Recibo1.14" style:family="table-row">
      <style:table-row-properties style:min-row-height="4.226cm"/>
    </style:style>
    <style:style style:name="Recibo1.15" style:family="table-row">
      <style:table-row-properties style:min-row-height="2cm"/>
    </style:style>
    <style:style style:name="Recibo1.19" style:family="table-row">
      <style:table-row-properties style:min-row-height="1.588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9pt" officeooo:paragraph-rsid="005414ec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19fd82" officeooo:paragraph-rsid="005414ec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6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7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8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3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4" style:family="paragraph" style:parent-style-name="Standard">
      <style:text-properties style:font-name="Arial" fo:font-size="7pt" officeooo:paragraph-rsid="00635f44" style:font-size-asian="7pt" style:font-size-complex="7pt"/>
    </style:style>
    <style:style style:name="P35" style:family="paragraph" style:parent-style-name="Standard">
      <style:text-properties style:font-name="Arial" fo:font-size="7pt" officeooo:paragraph-rsid="006c27b6" style:font-size-asian="7pt" style:font-size-complex="7pt"/>
    </style:style>
    <style:style style:name="P36" style:family="paragraph" style:parent-style-name="Standard">
      <style:text-properties style:font-name="Arial" fo:font-size="7pt" officeooo:paragraph-rsid="0093bc97" style:font-size-asian="7pt" style:font-size-complex="7pt"/>
    </style:style>
    <style:style style:name="P37" style:family="paragraph" style:parent-style-name="Standard">
      <style:text-properties style:font-name="Arial" fo:font-size="7pt" officeooo:paragraph-rsid="0095a649" style:font-size-asian="7pt" style:font-size-complex="7pt"/>
    </style:style>
    <style:style style:name="P3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22da23" fo:background-color="transparent" style:font-size-asian="7pt" style:font-weight-asian="normal" style:font-size-complex="7pt" style:font-weight-complex="normal"/>
    </style:style>
    <style:style style:name="P3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78caed" fo:background-color="transparent" style:font-size-asian="7pt" style:font-weight-asian="normal" style:font-size-complex="7pt" style:font-weight-complex="normal"/>
    </style:style>
    <style:style style:name="P4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6c27b6" fo:background-color="transparent" style:font-size-asian="7pt" style:font-weight-asian="normal" style:font-size-complex="7pt" style:font-weight-complex="normal"/>
    </style:style>
    <style:style style:name="P41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3bc97" fo:background-color="transparent" style:font-size-asian="7pt" style:font-weight-asian="normal" style:font-size-complex="7pt" style:font-weight-complex="normal"/>
    </style:style>
    <style:style style:name="P4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5a649" fo:background-color="transparent" style:font-size-asian="7pt" style:font-weight-asian="normal" style:font-size-complex="7pt" style:font-weight-complex="normal"/>
    </style:style>
    <style:style style:name="P4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78caed" style:font-size-asian="7pt" style:font-size-complex="7pt"/>
    </style:style>
    <style:style style:name="P4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P4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5a649" style:font-size-asian="7pt" style:font-size-complex="7pt"/>
    </style:style>
    <style:style style:name="P46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47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7785a8" style:font-size-asian="7pt" style:font-weight-asian="normal" style:font-size-complex="7pt" style:font-weight-complex="normal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7785a8" style:font-size-asian="7pt" style:font-size-complex="7pt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93bc97" style:font-size-asian="7pt" style:font-size-complex="7pt"/>
    </style:style>
    <style:style style:name="P5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06e4ae" style:font-size-asian="8pt" style:font-weight-asian="bold" style:font-size-complex="8pt" style:font-weight-complex="bold"/>
    </style:style>
    <style:style style:name="P5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3bc97" style:font-size-asian="8pt" style:font-weight-asian="bold" style:font-size-complex="8pt" style:font-weight-complex="bold"/>
    </style:style>
    <style:style style:name="P5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5a649" style:font-size-asian="8pt" style:font-weight-asian="bold" style:font-size-complex="8pt" style:font-weight-complex="bold"/>
    </style:style>
    <style:style style:name="P54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3bc97" style:font-size-asian="7pt" style:font-size-complex="7pt"/>
    </style:style>
    <style:style style:name="P55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5a649" style:font-size-asian="7pt" style:font-size-complex="7pt"/>
    </style:style>
    <style:style style:name="P56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57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58" style:family="paragraph" style:parent-style-name="Table_20_Contents">
      <style:text-properties style:font-name="Arial" fo:font-size="10pt" officeooo:rsid="0007cda6" officeooo:paragraph-rsid="00954d6d" style:font-size-asian="10pt" style:font-size-complex="10pt"/>
    </style:style>
    <style:style style:name="P59" style:family="paragraph" style:parent-style-name="Table_20_Contents">
      <style:text-properties style:font-name="Arial" fo:font-size="10pt" fo:font-weight="bold" officeooo:rsid="0095a649" officeooo:paragraph-rsid="0095a649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b791" style:font-weight-asian="bold" style:font-weight-complex="bold"/>
    </style:style>
    <style:style style:name="T9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E1" office:value-type="string">
            <text:p text:style-name="P2"/>
          </table:table-cell>
          <table:table-cell table:style-name="Recibo1.F1" table:number-columns-spanned="3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3">Duplicado</text:p>
            <text:p text:style-name="P19"><text:span text:style-name="T8">R</text:span><text:span text:style-name="T7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31">APELLIDO Y NOMBRE</text:p>
            <text:p text:style-name="P15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D1" table:number-columns-spanned="4" office:value-type="string">
            <text:p text:style-name="P32">APELLIDO Y NOMBRE</text:p>
            <text:p text:style-name="P16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rows-spanned="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  <table:table-cell table:style-name="Recibo1.E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8">
          <table:table-cell table:style-name="Recibo1.A3" table:number-rows-spanned="4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3" table:number-rows-spanned="4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cibo1.8"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2" table:number-rows-spanned="3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4" office:value-type="string">
            <text:p text:style-name="P28"><text:s text:c="22"/>CONCEPTO <text:s text:c="48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8"><text:s text:c="22"/>CONCEPTO <text:s text:c="52"/>IMPORTES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3" office:value-type="string">
            <text:p text:style-name="P30">DEDUCCIONES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2" office:value-type="string">
            <text:p text:style-name="P30">DEDUCCIONES</text:p>
          </table:table-cell>
        </table:table-row>
        <table:table-row table:style-name="Recibo1.14">
          <table:table-cell table:style-name="Recibo1.A3" office:value-type="string">
            <text:p text:style-name="P38"><text:placeholder text:placeholder-type="text">&lt;concepto_liquidado&gt;</text:placeholder></text:p>
            <text:p text:style-name="P34"/>
            <text:p text:style-name="P34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6"><text:placeholder text:placeholder-type="text">&lt;if test="recibo.cobro_cuota"&gt;</text:placeholder></text:p>
            <text:p text:style-name="P44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1"><text:placeholder text:placeholder-type="text">&lt;/if&gt;</text:placeholder></text:p>
            <text:p text:style-name="P60"/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0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3" office:value-type="string">
            <text:p text:style-name="P57"/>
            <text:p text:style-name="P57"/>
            <text:p text:style-name="P57"/>
            <text:p text:style-name="P57"/>
            <text:p text:style-name="P54"><text:span text:style-name="T2"/></text:p>
            <text:p text:style-name="P54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  <table:table-cell table:style-name="Recibo1.E1" office:value-type="string">
            <text:p text:style-name="P4"/>
          </table:table-cell>
          <table:table-cell table:style-name="Recibo1.A3" office:value-type="string">
            <text:p text:style-name="P40"><text:placeholder text:placeholder-type="text">&lt;concepto_liquidado&gt;</text:placeholder></text:p>
            <text:p text:style-name="P35"/>
            <text:p text:style-name="P35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7"><text:placeholder text:placeholder-type="text">&lt;if test="recibo.cobro_cuota"&gt;</text:placeholder></text:p>
            <text:p text:style-name="P45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2"><text:placeholder text:placeholder-type="text">&lt;/if&gt;</text:placeholder></text:p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49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2" office:value-type="string">
            <text:p text:style-name="P57"/>
            <text:p text:style-name="P57"/>
            <text:p text:style-name="P57"/>
            <text:p text:style-name="P57"/>
            <text:p text:style-name="P55"><text:span text:style-name="T2"/></text:p>
            <text:p text:style-name="P55"><text:span text:style-name="T2"/></text:p>
            <text:p text:style-name="P55"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</table:table-row>
        <table:table-row table:style-name="Recibo1.15">
          <table:table-cell table:style-name="Recibo1.A3" office:value-type="string">
            <text:p text:style-name="P59">SUBTOTAL</text:p>
          </table:table-cell>
          <table:table-cell table:style-name="Recibo1.A3" table:number-columns-spanned="2" office:value-type="string">
            <text:p text:style-name="P51"><text:placeholder text:placeholder-type="text">&lt;formatLang(recibo.amount, recibo.party.lang, currency=recibo.currency) + formatLang(recibo.valor_monotributo, recibo.party.lang, currency=recibo.currency)&gt;</text:placeholder></text:p>
          </table:table-cell>
          <table:covered-table-cell/>
          <table:table-cell table:style-name="Recibo1.A3" office:value-type="string">
            <text:p text:style-name="P52"><text:placeholder text:placeholder-type="text">&lt;formatLang(recibo.valor_cuota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59">SUBTOTAL</text:p>
          </table:table-cell>
          <table:table-cell table:style-name="Recibo1.A3" table:number-columns-spanned="2" office:value-type="string">
            <text:p text:style-name="P53"><text:placeholder text:placeholder-type="text">&lt;formatLang(recibo.total, recibo.party.lang, currency=recibo.currency)&gt;</text:placeholder></text:p>
          </table:table-cell>
          <table:covered-table-cell/>
          <table:table-cell table:style-name="Recibo1.A2" office:value-type="string">
            <text:p text:style-name="P53"><text:placeholder text:placeholder-type="text">&lt;formatLang(recibo.valor_cuota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3" office:value-type="string">
            <text:p text:style-name="P59">TOTAL</text:p>
          </table:table-cell>
          <table:covered-table-cell/>
          <table:covered-table-cell/>
          <table:table-cell table:style-name="Recibo1.A3" office:value-type="string">
            <text:p text:style-name="P53"><text:placeholder text:placeholder-type="text">&lt;formatLang(recibo.total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table:number-columns-spanned="3" office:value-type="string">
            <text:p text:style-name="P59">TOTAL</text:p>
          </table:table-cell>
          <table:covered-table-cell/>
          <table:covered-table-cell/>
          <table:table-cell table:style-name="Recibo1.A2" office:value-type="string">
            <text:p text:style-name="P53"><text:placeholder text:placeholder-type="text">&lt;formatLang(recibo.total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4" office:value-type="string">
            <text:p text:style-name="P26">SON PESOS <text:span text:style-name="T11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58">SON PESOS <text:span text:style-name="T11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ext:soft-page-break/>
        <table:table-row table:style-name="Recibo1.19">
          <table:table-cell table:style-name="Recibo1.A3" table:number-columns-spanned="4" office:value-type="string"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18"/>
            <text:p text:style-name="P18"/>
            <text:p text:style-name="P18"/>
            <text:p text:style-name="P17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9H21M8S</meta:editing-duration>
    <meta:editing-cycles>69</meta:editing-cycles>
    <meta:generator>LibreOffice/5.0.1.2$Linux_X86_64 LibreOffice_project/00m0$Build-2</meta:generator>
    <dc:date>2015-09-08T15:43:34.774140585</dc:date>
    <meta:document-statistic meta:table-count="1" meta:image-count="0" meta:object-count="0" meta:page-count="3" meta:paragraph-count="85" meta:word-count="189" meta:character-count="3383" meta:non-whitespace-character-count="2645"/>
  </office:meta>
</office:document-meta>
</file>